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14cm" fo:min-width="4.35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14cm" fo:min-width="2.297cm"/>
      <style:paragraph-properties style:writing-mode="lr-tb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opacity="10%" draw:textarea-horizontal-align="justify" draw:textarea-vertical-align="middle" draw:auto-grow-height="false" fo:min-height="13.085cm" fo:min-width="6.6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1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00ff" loext:opacity="100%" loext:color-lum-mod="100%" loext:color-lum-off="0%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286cm" svg:x="6.216cm" svg:y="1.79cm">
          <text:p text:style-name="P1">Proxecto</text:p>
          <text:p text:style-name="P1"><text:span text:style-name="T1">up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286cm" svg:x="13.817cm" svg:y="4.691cm">
          <text:p text:style-name="P1">Copia <text:span text:style-name="T1">upstream</text:span></text:p>
          <text:p text:style-name="P1">loc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286cm" svg:x="13.818cm" svg:y="8.592cm">
          <text:p text:style-name="P1">Copia <text:span text:style-name="T1">upstream</text:span></text:p>
          <text:p text:style-name="P1">actualiza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08cm" svg:height="2.286cm" svg:x="13.819cm" svg:y="12.493cm">
          <text:p text:style-name="P1">Copia <text:span text:style-name="T1">upstream</text:span></text:p>
          <text:p text:style-name="P1">actualiza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08cm" svg:height="2.286cm" svg:x="6.117cm" svg:y="9.891cm">
          <text:p text:style-name="P1">Proceso</text:p>
          <text:p text:style-name="P1">de revis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19cm" svg:height="2.286cm" svg:x="7.125cm" svg:y="6.087cm">
          <text:p text:style-name="P1">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296cm" svg:y1="2.933cm" svg:x2="13.817cm" svg:y2="5.834cm" draw:start-shape="id1" draw:start-glue-point="1" draw:end-shape="id2" draw:end-glue-point="3" svg:d="M11296 2933c1891 0 631 2901 2521 2901" svg:viewBox="0 0 2522 2902">
          <text:p/>
        </draw:connector>
        <draw:custom-shape draw:style-name="gr4" draw:text-style-name="P4" draw:layer="layout" svg:width="7.112cm" svg:height="13.335cm" svg:x="12.684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19cm" svg:height="2.286cm" svg:x="2.172cm" svg:y="12.564cm">
          <text:p text:style-name="P1">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6.24cm" svg:y1="6.976cm" svg:x2="16.24cm" svg:y2="8.627cm">
          <text:p/>
        </draw:line>
        <draw:line draw:style-name="gr5" draw:text-style-name="P3" draw:layer="layout" svg:x1="16.24cm" svg:y1="10.876cm" svg:x2="16.24cm" svg:y2="12.527cm">
          <text:p/>
        </draw:line>
        <draw:connector draw:style-name="gr5" draw:text-style-name="P3" draw:layer="layout" draw:type="curve" svg:x1="16.359cm" svg:y1="14.779cm" svg:x2="8.657cm" svg:y2="12.177cm" draw:start-shape="id3" draw:start-glue-point="2" draw:end-shape="id4" draw:end-glue-point="2" svg:d="M16359 14779c0 753-7702 2054-7702-2602" svg:viewBox="0 0 7703 3361">
          <text:p/>
        </draw:connector>
        <draw:connector draw:style-name="gr5" draw:text-style-name="P3" draw:layer="layout" draw:type="curve" svg:x1="11.197cm" svg:y1="11.034cm" svg:x2="13.819cm" svg:y2="13.636cm" draw:start-shape="id4" draw:start-glue-point="1" draw:end-shape="id3" draw:end-glue-point="3" svg:d="M11197 11034c1968 0 657 2602 2622 2602" svg:viewBox="0 0 2623 2603">
          <text:p/>
        </draw:connector>
        <draw:connector draw:style-name="gr5" draw:text-style-name="P3" draw:layer="layout" draw:type="curve" svg:x1="6.117cm" svg:y1="11.034cm" svg:x2="2.172cm" svg:y2="13.707cm" draw:start-shape="id4" draw:start-glue-point="3" draw:end-shape="id5" draw:end-glue-point="3" svg:d="M6117 11034c-6670 0-4698 2673-3945 2673" svg:viewBox="0 0 4810 2674">
          <text:p/>
        </draw:connector>
        <draw:connector draw:style-name="gr5" draw:text-style-name="P3" draw:layer="layout" draw:type="curve" svg:x1="3.681cm" svg:y1="12.564cm" svg:x2="6.117cm" svg:y2="11.034cm" draw:start-shape="id5" draw:start-glue-point="0" draw:end-shape="id4" draw:end-glue-point="3" svg:d="M3681 12564c0-1020 812-1530 2436-1530" svg:viewBox="0 0 2437 1531">
          <text:p/>
        </draw:connector>
        <draw:line draw:style-name="gr5" draw:text-style-name="P3" draw:layer="layout" svg:x1="8.62cm" svg:y1="9.897cm" svg:x2="8.62cm" svg:y2="8.373cm">
          <text:p/>
        </draw:line>
        <draw:line draw:style-name="gr5" draw:text-style-name="P3" draw:layer="layout" svg:x1="8.62cm" svg:y1="6.087cm" svg:x2="8.62cm" svg:y2="4.055cm">
          <text:p/>
        </draw:line>
        <draw:frame draw:style-name="gr6" draw:text-style-name="P5" draw:layer="layout" svg:width="6.043cm" svg:height="0.962cm" svg:x="13.165cm" svg:y="3.085cm">
          <draw:text-box>
            <text:p text:style-name="P1">Medio local</text:p>
          </draw:text-box>
        </draw:frame>
        <draw:frame draw:style-name="gr6" draw:text-style-name="P6" draw:layer="layout" svg:width="0.889cm" svg:height="0.962cm" svg:x="8.493cm" svg:y="4.617cm">
          <draw:text-box>
            <text:p><text:span text:style-name="T2">8</text:span></text:p>
          </draw:text-box>
        </draw:frame>
        <draw:frame draw:style-name="gr6" draw:text-style-name="P6" draw:layer="layout" svg:width="0.889cm" svg:height="0.962cm" svg:x="8.62cm" svg:y="8.808cm">
          <draw:text-box>
            <text:p><text:span text:style-name="T2">7</text:span></text:p>
          </draw:text-box>
        </draw:frame>
        <draw:frame draw:style-name="gr6" draw:text-style-name="P6" draw:layer="layout" svg:width="0.889cm" svg:height="0.962cm" svg:x="11.467cm" svg:y="10.275cm">
          <draw:text-box>
            <text:p><text:span text:style-name="T2">7</text:span></text:p>
          </draw:text-box>
        </draw:frame>
        <draw:frame draw:style-name="gr6" draw:text-style-name="P6" draw:layer="layout" svg:width="0.889cm" svg:height="0.962cm" svg:x="16.113cm" svg:y="11.04cm">
          <draw:text-box>
            <text:p><text:span text:style-name="T2">3</text:span></text:p>
          </draw:text-box>
        </draw:frame>
        <draw:frame draw:style-name="gr6" draw:text-style-name="P6" draw:layer="layout" svg:width="0.889cm" svg:height="0.962cm" svg:x="16.113cm" svg:y="7.103cm">
          <draw:text-box>
            <text:p><text:span text:style-name="T2">2</text:span></text:p>
          </draw:text-box>
        </draw:frame>
        <draw:frame draw:style-name="gr6" draw:text-style-name="P6" draw:layer="layout" svg:width="0.889cm" svg:height="0.962cm" svg:x="11.668cm" svg:y="3.166cm">
          <draw:text-box>
            <text:p><text:span text:style-name="T2">1</text:span></text:p>
          </draw:text-box>
        </draw:frame>
        <draw:frame draw:style-name="gr6" draw:text-style-name="P6" draw:layer="layout" svg:width="0.889cm" svg:height="0.962cm" svg:x="2.862cm" svg:y="11.559cm">
          <draw:text-box>
            <text:p><text:span text:style-name="T2">6</text:span></text:p>
          </draw:text-box>
        </draw:frame>
        <draw:frame draw:style-name="gr6" draw:text-style-name="P6" draw:layer="layout" svg:width="0.889cm" svg:height="0.962cm" svg:x="1.568cm" svg:y="10.778cm">
          <draw:text-box>
            <text:p><text:span text:style-name="T2">5</text:span></text:p>
          </draw:text-box>
        </draw:frame>
        <draw:frame draw:style-name="gr6" draw:text-style-name="P6" draw:layer="layout" svg:width="0.889cm" svg:height="0.962cm" svg:x="10.144cm" svg:y="14.088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</meta:initial-creator>
    <meta:creation-date>2017-03-03T13:18:56.910777606</meta:creation-date>
    <dc:date>2023-06-13T16:48:40.449000000</dc:date>
    <meta:editing-duration>PT22M26S</meta:editing-duration>
    <meta:editing-cycles>4</meta:editing-cycles>
    <meta:generator>LibreOffice/7.5.3.2$Windows_X86_64 LibreOffice_project/9f56dff12ba03b9acd7730a5a481eea045e468f3</meta:generator>
    <meta:document-statistic meta:object-count="27"/>
  </office:meta>
</office:document-meta>
</file>